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1970" officeooo:paragraph-rsid="00001970"/>
    </style:style>
    <style:style style:name="P2" style:family="paragraph" style:parent-style-name="Standard">
      <style:paragraph-properties fo:text-align="start" style:justify-single-word="false"/>
      <style:text-properties officeooo:rsid="00001970" officeooo:paragraph-rsid="0000197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Cáceres Beain</text:p>
      <text:p text:style-name="P1">19.008.719-0</text:p>
      <text:p text:style-name="P1"/>
      <text:p text:style-name="P2"/>
      <text:p text:style-name="P2">se utilizó como base el ejemplo de socket que se encuentra en la plataforma moodle, las conexiones se mantienen intactas, se modifica los argumentos del cliente (ip, puerto, opcion) <text:s/>y del servidor, también se cambia los datos que envía el cliente, ahora envía un string que contiene la opción pid o ip, el servidor lo recibe y dependiendo del caso, el servidor debiera de entregar lo solicitado, pero no logré hacer funcionar la función send o similar en el servidor, así que solo muestra un mensaje en el servidor que se solicita el pid o ip. Consecuencias de dejarlo para ultima h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3:02:00.574000000</meta:creation-date>
    <dc:date>2017-10-23T23:10:27.098000000</dc:date>
    <meta:editing-duration>PT8M28S</meta:editing-duration>
    <meta:editing-cycles>1</meta:editing-cycles>
    <meta:document-statistic meta:table-count="0" meta:image-count="0" meta:object-count="0" meta:page-count="1" meta:paragraph-count="3" meta:word-count="106" meta:character-count="618" meta:non-whitespace-character-count="514"/>
    <meta:generator>LibreOffice/5.4.0.3$Windows_x86 LibreOffice_project/7556cbc6811c9d992f4064ab9287069087d7f62c</meta:generator>
  </office:meta>
</office:document-meta>
</file>